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style:text-underline-style="none" officeooo:paragraph-rsid="00206649"/>
    </style:style>
    <style:style style:name="P10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font-style="normal" fo:font-weight="normal" officeooo:paragraph-rsid="00241869"/>
    </style:style>
    <style:style style:name="P24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2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3" style:family="paragraph" style:parent-style-name="Standard" style:list-style-name="L1">
      <style:paragraph-properties fo:line-height="115%" style:text-autospace="none"/>
      <style:text-properties style:text-underline-style="none" officeooo:paragraph-rsid="00206649"/>
    </style:style>
    <style:style style:name="P34" style:family="paragraph" style:parent-style-name="Standard">
      <style:paragraph-properties style:text-autospace="none"/>
      <style:text-properties style:text-underline-style="none" officeooo:paragraph-rsid="00241869"/>
    </style:style>
    <style:style style:name="P35" style:family="paragraph" style:parent-style-name="Standard">
      <style:paragraph-properties fo:line-height="115%" style:text-autospace="none"/>
      <style:text-properties officeooo:paragraph-rsid="00206649"/>
    </style:style>
    <style:style style:name="P36" style:family="paragraph" style:parent-style-name="Standard">
      <style:paragraph-properties style:text-autospace="none"/>
      <style:text-properties officeooo:paragraph-rsid="00206649"/>
    </style:style>
    <style:style style:name="P37" style:family="paragraph" style:parent-style-name="Standard">
      <style:paragraph-properties style:text-autospace="none"/>
      <style:text-properties officeooo:paragraph-rsid="0025b79f"/>
    </style:style>
    <style:style style:name="P38" style:family="paragraph" style:parent-style-name="WW-Default" style:list-style-name="L2">
      <style:paragraph-properties fo:line-height="115%"/>
      <style:text-properties officeooo:paragraph-rsid="0014fe5f"/>
    </style:style>
    <style:style style:name="P39" style:family="paragraph" style:parent-style-name="WW-Default" style:list-style-name="L2">
      <style:paragraph-properties fo:line-height="115%"/>
      <style:text-properties officeooo:paragraph-rsid="0017a133"/>
    </style:style>
    <style:style style:name="P40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3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5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6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7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0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1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2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style:font-name="Calibri" fo:font-size="9.5pt" fo:language="en" fo:country="none" fo:font-style="normal" fo:font-weight="normal" officeooo:rsid="00241869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4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5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6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7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8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fo:letter-spacing="normal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3" style:family="text">
      <style:text-properties officeooo:rsid="001258a7"/>
    </style:style>
    <style:style style:name="T34" style:family="text">
      <style:text-properties officeooo:rsid="0013918d"/>
    </style:style>
    <style:style style:name="T35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9" style:family="text">
      <style:text-properties style:use-window-font-color="true" loext:opacity="0%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0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1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2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3" style:family="text">
      <style:text-properties officeooo:rsid="001eb82f"/>
    </style:style>
    <style:style style:name="T44" style:family="text">
      <style:text-properties officeooo:rsid="001f11fd"/>
    </style:style>
    <style:style style:name="T45" style:family="text">
      <style:text-properties officeooo:rsid="00206649"/>
    </style:style>
    <style:style style:name="T46" style:family="text">
      <style:text-properties officeooo:rsid="00241869"/>
    </style:style>
    <style:style style:name="T47" style:family="text">
      <style:text-properties fo:language="en" fo:country="none" officeooo: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8" style:family="text">
      <style:text-properties officeooo:rsid="0025b7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<text:tab/></text:p>
      <text:p text:style-name="P6"><text:span text:style-name="T24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5">MISSION STATEMENT</text:span><text:span text:style-name="T28"><text:line-break/></text:span><text:span text:style-name="Strong_20_Emphasis"><text:span text:style-name="T27"><draw:custom-shape text:anchor-type="as-char" svg:y="-0.0374in" draw:z-index="2" draw:name="Shape1" draw:style-name="gr2" draw:text-style-name="P40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<text:span text:style-name="T48">mobile</text:span> <text:span text:style-name="T48">developer</text:span> looking for work opportunities to grow.</text:p>
      <text:p text:style-name="P5"><text:span text:style-name="T26">WORK EXPERIENCE<text:line-break/></text:span><text:span text:style-name="T26"><draw:custom-shape text:anchor-type="as-char" svg:y="-0.0374in" draw:z-index="3" draw:name="Shape3" draw:style-name="gr1" draw:text-style-name="P40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8"> </text:span></text:p>
      <text:p text:style-name="P37"><text:span text:style-name="T2">Mobile Developer</text:span><text:span text:style-name="T1">, </text:span><text:span text:style-name="T11">SeeMe</text:span><text:span text:style-name="T20">,</text:span><text:span text:style-name="T19"> </text:span><text:span text:style-name="T31">Austin</text:span><text:span text:style-name="T9">, </text:span><text:span text:style-name="T11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xml:id="list3776651168" text:style-name="L1">
        <text:list-item>
          <text:p text:style-name="P25"><text:span text:style-name="T46">Used </text:span>Kotlin, Kotlin Coroutines, Jetpack Compose, and the MVVM framework to develop <text:span text:style-name="T46">the </text:span>application.</text:p>
        </text:list-item>
        <text:list-item>
          <text:p text:style-name="P29">Implemented Firebase Authentication <text:span text:style-name="T46">for</text:span> user login and registration processes,<text:span text:style-name="T46"> and used FireStore database </text:span></text:p>
          <text:p text:style-name="P31">to store the user entries.</text:p>
        </text:list-item>
        <text:list-item>
          <text:p text:style-name="P29">Designed <text:span text:style-name="T43">and</text:span> integrated user-friendly journaling feature<text:span text:style-name="T43">s</text:span>, <text:span text:style-name="T46">to </text:span><text:span text:style-name="T43">allow users to </text:span>create, edit, </text:p>
          <text:p text:style-name="P29"><text:span text:style-name="T43">and manage their journal entries effectively.</text:span><text:span text:style-name="T6"> </text:span></text:p>
        </text:list-item>
      </text:list>
      <text:p text:style-name="P36"><text:span text:style-name="T6">Backend Software Engineer</text:span><text:span text:style-name="T1">, </text:span><text:span text:style-name="T10">eTip.io</text:span><text:span text:style-name="T20">,</text:span><text:span text:style-name="T19"> </text:span><text:span text:style-name="T30">San Francisco</text:span><text:span text:style-name="T9">, </text:span><text:span text:style-name="T10">CA</text:span><text:span text:style-name="T1"> <text:s text:c="28"/><text:tab/><text:tab/> <text:s text:c="26"/><text:tab/><text:tab/><text:tab/></text:span><text:span text:style-name="T2">Jan 202</text:span><text:span text:style-name="T7">3</text:span><text:span text:style-name="T2"> </text:span><text:span text:style-name="T1">– </text:span><text:span text:style-name="T7">May </text:span><text:span text:style-name="T1">202</text:span><text:span text:style-name="T4">3</text:span></text:p>
      <text:list xml:id="list13701270570454" text:continue-numbering="true" text:style-name="L1">
        <text:list-item>
          <text:p text:style-name="P23"><text:span text:style-name="T47">Created mock data for testing, implemented API endpoints for front</text:span><text:span text:style-name="T39">end use, Used SQL </text:span><text:span text:style-name="T32">queries for </text:span></text:p>
          <text:p text:style-name="P23"><text:span text:style-name="T32">database interactions</text:span><text:span text:style-name="T39">, </text:span><text:span text:style-name="T47">and used Kotlin couroutines for asychronous operations.</text:span></text:p>
        </text:list-item>
        <text:list-item>
          <text:p text:style-name="P14">Backend dev<text:span text:style-name="T44">e</text:span>lopment using Kotlin and Spring Boot. </text:p>
        </text:list-item>
      </text:list>
      <text:p text:style-name="P37"><text:span text:style-name="T2">Mobile Developer</text:span><text:span text:style-name="T1">, </text:span><text:span text:style-name="T10">eTip.io</text:span><text:span text:style-name="T20">,</text:span><text:span text:style-name="T19"> </text:span><text:span text:style-name="T30">San Francisco</text:span><text:span text:style-name="T9">, </text:span><text:span text:style-name="T10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7">Dec</text:span><text:span text:style-name="T1"> 202</text:span><text:span text:style-name="T7">2</text:span></text:p>
      <text:list xml:id="list13702082967608" text:continue-numbering="true" text:style-name="L1">
        <text:list-item>
          <text:p text:style-name="P13">Developed a hotel app for iOS and Android, facilitating room check-ins <text:span text:style-name="T46">via QR codes </text:span>and </text:p>
          <text:p text:style-name="P13">enabling staff to manage tips and bank balances.</text:p>
        </text:list-item>
        <text:list-item>
          <text:p text:style-name="P13">Used the latest technologies Kotlin Multiplatform mobile, Kotlin coroutines, Jetpack Compose,<text:line-break/>QRCode Scanning, Ktor, Ballast framework, Koin.</text:p>
        </text:list-item>
        <text:list-item>
          <text:p text:style-name="P15">Backend dev<text:span text:style-name="T44">e</text:span>lopment using Kotlin and Spring Boot.</text:p>
        </text:list-item>
      </text:list>
      <text:p text:style-name="P5"><text:span text:style-name="T26">PROJECTS<text:line-break/></text:span><text:span text:style-name="T26"><draw:custom-shape text:anchor-type="as-char" svg:y="-0.0374in" draw:z-index="4" draw:name="Shape4" draw:style-name="gr1" draw:text-style-name="P40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a xlink:type="simple" xlink:href="https://github.com/RamziJabali/just-jog-android" text:style-name="Internet_20_link" text:visited-style-name="Visited_20_Internet_20_Link"><text:span text:style-name="T2">Just Jog Android</text:span></text:a><text:span text:style-name="T1">,</text:span><text:span text:style-name="T20"> Android + Kotlin <text:tab/><text:tab/><text:tab/> </text:span><text:span text:style-name="T9"><text:s/><text:tab/><text:tab/><text:tab/><text:tab/><text:tab/><text:tab/> <text:s/></text:span></text:p>
      <text:list xml:id="list13702243807165" text:continue-numbering="true" text:style-name="L1">
        <text:list-item>
          <text:p text:style-name="P16"><text:span text:style-name="T33">Designed &amp; created a jogging app to motivate, track, show, and breakdown jogs for users</text:span>.</text:p>
        </text:list-item>
        <text:list-item>
          <text:p text:style-name="P18">Used Caldroid, Google Map, Gson, Koin, LiveData, MPAndroidChart, OkHTTP, RetroFit, WorkManager.</text:p>
        </text:list-item>
        <text:list-item>
          <text:p text:style-name="P16">Used the MVVM architecture.</text:p>
        </text:list-item>
      </text:list>
      <text:p text:style-name="P9"><text:a xlink:type="simple" xlink:href="https://github.com/whether-jacket/weather-app-2022-kmm" text:style-name="Internet_20_link" text:visited-style-name="Visited_20_Internet_20_Link"><text:span text:style-name="T2">Weather App 2022 KMM</text:span></text:a><text:span text:style-name="T1">,</text:span><text:span text:style-name="T20"> Android/</text:span><text:span text:style-name="T21">iOS</text:span><text:span text:style-name="T20"> + Kotlin <text:tab/><text:tab/><text:tab/> </text:span><text:span text:style-name="T9"><text:s/><text:tab/><text:tab/><text:tab/><text:tab/><text:tab/><text:tab/> <text:s/></text:span></text:p>
      <text:list xml:id="list13701382708878" text:continue-numbering="true" text:style-name="L1">
        <text:list-item>
          <text:p text:style-name="P32">Weather app showcasing better Android &amp; iOS app development practices.</text:p>
        </text:list-item>
        <text:list-item>
          <text:p text:style-name="P26">Used Kotlin Multplatform to use a shared code base for both iOS and Android, </text:p>
        </text:list-item>
        <text:list-item>
          <text:p text:style-name="P33"><text:span text:style-name="T16">Used the </text:span><text:span text:style-name="T17">Ballast to implement </text:span><text:span text:style-name="T16">MV</text:span><text:span text:style-name="T17">I</text:span><text:span text:style-name="T16"> architecture. </text:span></text:p>
        </text:list-item>
      </text:list>
      <text:p text:style-name="P9"><text:a xlink:type="simple" xlink:href="https://github.com/RamziJabali/pokedex-android" text:style-name="Internet_20_link" text:visited-style-name="Visited_20_Internet_20_Link"><text:span text:style-name="T3">Pokedex Android</text:span></text:a><text:span text:style-name="T1">,</text:span><text:span text:style-name="T20"> Android + </text:span><text:span text:style-name="T22">Kotlin</text:span><text:span text:style-name="T20"><text:tab/><text:tab/><text:tab/> </text:span><text:span text:style-name="T9"><text:s/><text:tab/><text:tab/><text:tab/><text:tab/><text:tab/><text:tab/> <text:s/></text:span></text:p>
      <text:list xml:id="list13701275545785" text:continue-numbering="true" text:style-name="L1">
        <text:list-item>
          <text:p text:style-name="P16">Designed &amp; developed an app that showcased <text:span text:style-name="T34">Pokemon characters</text:span>.</text:p>
        </text:list-item>
        <text:list-item>
          <text:p text:style-name="P16">Used <text:span text:style-name="T34">the Android Paging library to load and display pages of Pokemon characters, along with RxJava &amp; Koin</text:span>.</text:p>
        </text:list-item>
        <text:list-item>
          <text:p text:style-name="P19">Used the MVVM architecture.</text:p>
        </text:list-item>
        <text:list-item>
          <text:p text:style-name="P20">Used Worker Manager</text:p>
        </text:list-item>
      </text:list>
      <text:p text:style-name="P34"><text:a xlink:type="simple" xlink:href="https://github.com/RamziJabali/Login-Verification-and-Caching-ASP-.Net" text:style-name="Internet_20_link" text:visited-style-name="Visited_20_Internet_20_Link"><text:span text:style-name="T8">Signup/Login for API Use ASP.NET</text:span></text:a><text:span text:style-name="T1">,</text:span><text:span text:style-name="T20"> </text:span><text:span text:style-name="T23">ASP.NET</text:span><text:span text:style-name="T20"> + </text:span><text:span text:style-name="T23">C#</text:span><text:span text:style-name="T20"><text:tab/><text:tab/><text:tab/> </text:span><text:span text:style-name="T9"><text:s/><text:tab/><text:tab/><text:tab/><text:tab/><text:tab/><text:tab/> <text:s/></text:span></text:p>
      <text:list xml:id="list13702407191783" text:continue-numbering="true" text:style-name="L1">
        <text:list-item>
          <text:p text:style-name="P17"><text:span text:style-name="T46">C</text:span>reated an app for user signup/login using cookies, incorporating RESTful APIs for member-related actions.</text:p>
        </text:list-item>
        <text:list-item>
          <text:p text:style-name="P22">Used ASP.NET along with C#</text:p>
        </text:list-item>
      </text:list>
      <text:p text:style-name="P21"/>
      <text:p text:style-name="P8"><text:span text:style-name="T25">EDUCATION</text:span><text:span text:style-name="T28"><text:line-break/></text:span><text:span text:style-name="Strong_20_Emphasis"><text:span text:style-name="T27"><draw:custom-shape text:anchor-type="as-char" svg:y="-0.0374in" draw:z-index="0" draw:name="Shape2" draw:style-name="gr2" draw:text-style-name="P40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1">Bachelors</text:span></text:span><text:span text:style-name="Strong_20_Emphasis"><text:span text:style-name="T40"> of </text:span></text:span><text:span text:style-name="Strong_20_Emphasis"><text:span text:style-name="T15">Computer Science, </text:span></text:span><text:span text:style-name="Strong_20_Emphasis"><text:span text:style-name="T42">Arizona State University, T</text:span></text:span><text:span text:style-name="Strong_20_Emphasis"><text:span text:style-name="T13">empe</text:span></text:span><text:span text:style-name="Strong_20_Emphasis"><text:span text:style-name="T12"> <text:tab/><text:tab/><text:tab/><text:tab/><text:tab/><text:tab/> </text:span></text:span><text:span text:style-name="Strong_20_Emphasis"><text:span text:style-name="T14">Dec</text:span></text:span><text:span text:style-name="Strong_20_Emphasis"><text:span text:style-name="T38">, 2023</text:span></text:span></text:p>
      <text:list text:style-name="L2">
        <text:list-item>
          <text:p text:style-name="P38"><text:span text:style-name="Strong_20_Emphasis"><text:span text:style-name="T35">Data Structures &amp; Algorithms, C++.</text:span></text:span></text:p>
        </text:list-item>
        <text:list-item>
          <text:p text:style-name="P38"><text:span text:style-name="Strong_20_Emphasis"><text:span text:style-name="T35">Software Engineering Principles, JavaFx.</text:span></text:span></text:p>
        </text:list-item>
        <text:list-item>
          <text:p text:style-name="P39"><text:span text:style-name="Strong_20_Emphasis"><text:span text:style-name="T36">.Net Web/Mobile Development, C#</text:span></text:span></text:p>
        </text:list-item>
        <text:list-item>
          <text:p text:style-name="P38"><text:span text:style-name="Strong_20_Emphasis"><text:span text:style-name="T35">Information Assurance.</text:span></text:span></text:p>
        </text:list-item>
        <text:list-item>
          <text:p text:style-name="P38"><text:span text:style-name="Strong_20_Emphasis"><text:span text:style-name="T35">Software Analysis and Design, </text:span></text:span><text:span text:style-name="Strong_20_Emphasis"><text:span text:style-name="T37">Java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40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9">Computer Languages:</text:span> Java, Kotlin, C++, <text:span text:style-name="T45">C#, </text:span><text:s/><text:span text:style-name="T33">Swift, </text:span>HTML, Javascript, Git.</text:p>
      <text:p text:style-name="P1"><text:span text:style-name="T29">Frameworks:</text:span> Android <text:span text:style-name="T33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creation-date>2023-12-28T16:46:03.704000000</meta:creation-date>
    <meta:editing-cycles>6</meta:editing-cycles>
    <meta:editing-duration>P2DT5H10M20S</meta:editing-duration>
    <meta:generator>LibreOffice/7.4.0.3$MacOSX_AARCH64 LibreOffice_project/f85e47c08ddd19c015c0114a68350214f7066f5a</meta:generator>
    <dc:date>2023-12-31T01:37:00.860665427</dc:date>
    <meta:document-statistic meta:table-count="0" meta:image-count="0" meta:object-count="0" meta:page-count="1" meta:paragraph-count="47" meta:word-count="400" meta:character-count="2828" meta:non-whitespace-character-count="2241"/>
  </office:meta>
</office:document-meta>
</file>